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keholder:</text:p>
      <text:list xml:id="list4721436760011895167" text:style-name="L1">
        <text:list-item>
          <text:p text:style-name="P2">Kunde (<text:span text:style-name="T1">extern, aktiv</text:span><text:span text:style-name="T2">)</text:span></text:p>
        </text:list-item>
        <text:list-item>
          <text:p text:style-name="P2"><text:span text:style-name="T2">Auftraggeber(</text:span><text:span text:style-name="T1">extern, aktiv)</text:span></text:p>
        </text:list-item>
        <text:list-item>
          <text:p text:style-name="P4">Entwickler (<text:span text:style-name="T1">intern, aktiv)</text:span></text:p>
        </text:list-item>
        <text:list-item>
          <text:p text:style-name="P4">Projektleiter (<text:span text:style-name="T1">intern, aktiv)</text:span></text:p>
        </text:list-item>
        <text:list-item>
          <text:p text:style-name="P4">Staat (<text:span text:style-name="T1">extern, passiv)</text:span></text:p>
        </text:list-item>
        <text:list-item>
          <text:p text:style-name="P4">Mitarbeiter des Parkhaus, die ihre Arbeit verlieren (<text:span text:style-name="T1">extern, passiv)</text:span></text:p>
        </text:list-item>
        <text:list-item>
          <text:p text:style-name="P4">Berufsverband der ehemaligen Mitarbeiter(<text:span text:style-name="T1">extern, passiv)</text:span></text:p>
        </text:list-item>
      </text:list>
      <text:p text:style-name="P3"><text:span text:style-name="T1"/></text:p>
      <text:p text:style-name="P6">Nutzen der Konzepte:</text:p>
      <text:list xml:id="list5174237419228580837" text:style-name="L2">
        <text:list-item>
          <text:p text:style-name="P5">Das Speichern der Daten und die daraus erstellte Übersicht durch das System „Manager“ macht es für den Auftraggeber(Besitzer/Betreiber des Parkhauses) einfacher, den Überblick über seine Finanzen und den Bedarf an Parkplätzen zu behalten.</text:p>
        </text:list-item>
        <text:list-item>
          <text:p text:style-name="P5">Das System „Manager“ legt Abläufe, Preise etc. fest. Dies ist für den Auftraggeber eine effizientere Lösung der Aufgaben als Personal.</text:p>
        </text:list-item>
        <text:list-item>
          <text:p text:style-name="P5">Die Entwickler können durch das digitalisierte Parkhaus den Kunden von ihrer fachlichen Kompetenz überzeugen und werden von diesem weiterempfohlen/bekommen neue Aufträge.</text:p>
        </text:list-item>
        <text:list-item>
          <text:p text:style-name="P5">Die Öffnungszeiten können beliebig erweitert werden. Dies wäre für die Kunden angenehmer. </text:p>
        </text:list-item>
      </text:list>
      <text:p text:style-name="P3"/>
      <text:p text:style-name="P6">Disruptive Konzepte:</text:p>
      <text:p text:style-name="P3">- Die Mitarbeiter werden durch Softwaresysteme ersetzt, wodurch sie ihre Arbeit verlieren. Insbesondere für Einweiser und Schrankwärter bedeutet dies zwingend eine Umschulung, wenn sie auf dem Arbeitsmarkt Anschluss finden mö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a Thelen</meta:initial-creator>
    <meta:creation-date>2017-10-28T12:08:38.45</meta:creation-date>
    <dc:date>2017-10-28T16:50:51.52</dc:date>
    <dc:creator>Alexandra Thelen</dc:creator>
    <meta:editing-duration>PT4H12M1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15" meta:word-count="161" meta:character-count="1175"/>
  </office:meta>
</office:document-meta>
</file>